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Droid Sans" svg:font-family="'Droid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Heading_20_1" style:list-style-name=""/>
    <style:style style:name="P2" style:family="paragraph" style:parent-style-name="Heading_20_1">
      <style:paragraph-properties fo:break-before="page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 style:list-style-name="L4"/>
    <style:style style:name="P8" style:family="paragraph" style:parent-style-name="Standard" style:list-style-name="L5"/>
    <style:style style:name="P9" style:family="paragraph" style:parent-style-name="Standard" style:list-style-name="L6"/>
    <style:style style:name="P10" style:family="paragraph" style:parent-style-name="Standard" style:list-style-name="L7"/>
    <style:style style:name="P11" style:family="paragraph" style:parent-style-name="Standard" style:list-style-name="L8"/>
    <style:style style:name="P12" style:family="paragraph" style:parent-style-name="Standard" style:list-style-name="L9"/>
    <style:style style:name="P13" style:family="paragraph" style:parent-style-name="Standard" style:list-style-name="L10"/>
    <style:style style:name="P14" style:family="paragraph" style:parent-style-name="Standard" style:list-style-name="L11"/>
    <style:style style:name="P15" style:family="paragraph" style:parent-style-name="Standard" style:list-style-name="L12"/>
    <style:style style:name="P16" style:family="paragraph" style:parent-style-name="Standard">
      <style:text-properties style:font-name="Courier New"/>
    </style:style>
    <style:style style:name="P17" style:family="paragraph" style:parent-style-name="Standard" style:list-style-name="L12">
      <style:text-properties style:font-name="Courier New"/>
    </style:style>
    <style:style style:name="P18" style:family="paragraph" style:parent-style-name="Standard">
      <style:text-properties style:font-name="Times New Roman"/>
    </style:style>
    <style:style style:name="P19" style:family="paragraph" style:parent-style-name="Standard" style:list-style-name="L13">
      <style:text-properties style:font-name="Times New Roman"/>
    </style:style>
    <style:style style:name="P20" style:family="paragraph" style:parent-style-name="Standard" style:list-style-name="L14"/>
    <style:style style:name="P21" style:family="paragraph" style:parent-style-name="Standard">
      <style:paragraph-properties fo:margin-left="0.4925in" fo:margin-right="0in" fo:text-indent="0in" style:auto-text-indent="false"/>
    </style:style>
    <style:style style:name="P22" style:family="paragraph" style:parent-style-name="Standard">
      <style:paragraph-properties fo:margin-left="0in" fo:margin-right="0in" fo:text-indent="0in" style:auto-text-indent="false"/>
    </style:style>
    <style:style style:name="P23" style:family="paragraph" style:parent-style-name="Standard">
      <style:paragraph-properties fo:margin-left="0in" fo:margin-right="0in" fo:text-indent="0in" style:auto-text-indent="false" fo:break-before="page"/>
    </style:style>
    <style:style style:name="P24" style:family="paragraph" style:parent-style-name="Standard">
      <style:paragraph-properties fo:break-before="page"/>
      <style:text-properties style:font-name="Times New Roman"/>
    </style:style>
    <style:style style:name="P25" style:family="paragraph" style:parent-style-name="Standard">
      <style:paragraph-properties fo:margin-left="0.9846in" fo:margin-right="0in" fo:text-indent="0in" style:auto-text-indent="false"/>
      <style:text-properties style:font-name="Courier New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sign Standards</text:h>
      <text:p text:style-name="Standard"/>
      <text:p text:style-name="Standard">When working on a bigger project you should use design standards to increase the probability of success. </text:p>
      <text:p text:style-name="Standard"/>
      <text:p text:style-name="P6">DS 1: </text:p>
      <text:p text:style-name="Standard">Design before coding!</text:p>
      <text:list xml:id="list954572088" text:style-name="L2">
        <text:list-item>
          <text:p text:style-name="P4">when ever possible use graphical methods of representation</text:p>
        </text:list-item>
      </text:list>
      <text:p text:style-name="Standard"/>
      <text:p text:style-name="P6">DS 2: </text:p>
      <text:p text:style-name="Standard">Define how the function/module you are going to write will get tested. </text:p>
      <text:p text:style-name="Standard"/>
      <text:p text:style-name="P6">DS 3: </text:p>
      <text:p text:style-name="Standard">Document all modules/functions and data structures in a dedicated document. </text:p>
      <text:p text:style-name="Standard">At least the following should be documented for each function:</text:p>
      <text:list xml:id="list831697097" text:style-name="L1">
        <text:list-item>
          <text:list>
            <text:list-item>
              <text:p text:style-name="P3">Interface (input and output)</text:p>
            </text:list-item>
            <text:list-item>
              <text:p text:style-name="P3">Behavior of the function</text:p>
            </text:list-item>
          </text:list>
        </text:list-item>
      </text:list>
      <text:p text:style-name="Standard"/>
      <text:p text:style-name="P6">DS 4: </text:p>
      <text:p text:style-name="Standard">Perform a code inspection for each module that you write or change. </text:p>
      <text:p text:style-name="Standard">Inspection procedure: <text:s/></text:p>
      <text:list xml:id="list447405486" text:style-name="L3">
        <text:list-item>
          <text:p text:style-name="P5">Preparation</text:p>
          <text:list>
            <text:list-item>
              <text:p text:style-name="P5">All participants read </text:p>
              <text:list>
                <text:list-item>
                  <text:p text:style-name="P5">Detailed design documentation for this module (interface definition)</text:p>
                </text:list-item>
                <text:list-item>
                  <text:p text:style-name="P5">The code and try to understand it</text:p>
                </text:list-item>
                <text:list-item>
                  <text:p text:style-name="P5">The test plan (how does the module get tested, if test bench is needed inspect code of test bench as well)</text:p>
                </text:list-item>
              </text:list>
            </text:list-item>
          </text:list>
        </text:list-item>
        <text:list-item>
          <text:p text:style-name="P5">Inspection Meeting </text:p>
          <text:list>
            <text:list-item>
              <text:p text:style-name="P5">All participants give their comments (that get documented!) and clarify unclear parts (that has to get documented as well!). </text:p>
            </text:list-item>
          </text:list>
        </text:list-item>
        <text:list-item>
          <text:p text:style-name="P5">Rework</text:p>
          <text:list>
            <text:list-item>
              <text:p text:style-name="P5">Author of code consideres the comments if necessary. </text:p>
            </text:list-item>
          </text:list>
        </text:list-item>
        <text:list-item>
          <text:p text:style-name="P5">Follow-Up</text:p>
          <text:list>
            <text:list-item>
              <text:p text:style-name="P5">The moderator releases the module. </text:p>
            </text:list-item>
          </text:list>
        </text:list-item>
      </text:list>
      <text:p text:style-name="Standard"/>
      <text:h text:style-name="P1" text:outline-level="1"/>
      <text:h text:style-name="P2" text:outline-level="1">Coding Rules</text:h>
      <text:p text:style-name="Standard"/>
      <text:p text:style-name="Standard">When working on a team you should follow certain coding rules so the program is easy to read and easy to understand. </text:p>
      <text:p text:style-name="Standard"/>
      <text:p text:style-name="Standard"><text:span text:style-name="T1">CR 1: </text:span>Function names</text:p>
      <text:list xml:id="list1077948859" text:style-name="L4">
        <text:list-item>
          <text:p text:style-name="P7">Use all lower case characters</text:p>
        </text:list-item>
        <text:list-item>
          <text:p text:style-name="P7">Use underscore '_' as the word separator</text:p>
        </text:list-item>
        <text:list-item>
          <text:p text:style-name="P7">Use VERBS as first word</text:p>
        </text:list-item>
      </text:list>
      <text:p text:style-name="Standard"/>
      <text:p text:style-name="Standard"><text:span text:style-name="T1">CR 2:</text:span> Variable names</text:p>
      <text:list xml:id="list957387742" text:style-name="L5">
        <text:list-item>
          <text:p text:style-name="P8">Use all lower case characters</text:p>
        </text:list-item>
        <text:list-item>
          <text:p text:style-name="P8">Use underscore '_' as the word separator. </text:p>
        </text:list-item>
        <text:list-item>
          <text:p text:style-name="P8">Use no verb as first word – they are reserved for function names</text:p>
        </text:list-item>
        <text:list-item>
          <text:p text:style-name="P8">Include units in names if variable represents physical quantities</text:p>
        </text:list-item>
        <text:list-item>
          <text:p text:style-name="P8">Use prefix “p_” for pointer variables</text:p>
        </text:list-item>
        <text:list-item>
          <text:p text:style-name="P8">Use prefix “g_” for global variables (but avoid them if possible)</text:p>
        </text:list-item>
      </text:list>
      <text:p text:style-name="Standard"/>
      <text:p text:style-name="Standard"><text:span text:style-name="T1">CR 3:</text:span> #define and const names</text:p>
      <text:list xml:id="list634950719" text:style-name="L6">
        <text:list-item>
          <text:p text:style-name="P9">Put #defines, global constants and enums in all UPPER CASE.</text:p>
        </text:list-item>
        <text:list-item>
          <text:p text:style-name="P9">Do not use “Magic Numbers”</text:p>
          <text:list>
            <text:list-item>
              <text:p text:style-name="P9">#define <text:s text:c="2"/>MAX_NUMBER 255</text:p>
            </text:list-item>
            <text:list-item>
              <text:p text:style-name="P9">const int MAX_NUM = 255;</text:p>
            </text:list-item>
            <text:list-item>
              <text:p text:style-name="P9">enum <text:s/>{</text:p>
              <text:p text:style-name="P9"><text:s text:c="3"/>MAX = 16</text:p>
              <text:p text:style-name="P9">};</text:p>
            </text:list-item>
          </text:list>
        </text:list-item>
      </text:list>
      <text:p text:style-name="Standard"/>
      <text:p text:style-name="Standard"><text:span text:style-name="T1">CR 4:</text:span> Brace Placement</text:p>
      <text:list xml:id="list1203253729" text:style-name="L14">
        <text:list-item>
          <text:p text:style-name="P20">All if, while and do statements must either have braces or be on a single line. </text:p>
        </text:list-item>
        <text:list-item>
          <text:p text:style-name="P20">Format: </text:p>
        </text:list-item>
      </text:list>
      <text:p text:style-name="P21">if (condition) { <text:s text:c="5"/></text:p>
      <text:p text:style-name="P21">... <text:s text:c="10"/></text:p>
      <text:p text:style-name="P21">} <text:s text:c="19"/></text:p>
      <text:p text:style-name="P21"/>
      <text:p text:style-name="P21">while (condition) {</text:p>
      <text:p text:style-name="P21">…</text:p>
      <text:p text:style-name="P21">}</text:p>
      <text:p text:style-name="P21"/>
      <text:p text:style-name="P21"/>
      <text:p text:style-name="P21"/>
      <text:p text:style-name="P22"><text:span text:style-name="T1">CR 5:</text:span> Module size<text:tab/></text:p>
      <text:list xml:id="list1515127157" text:style-name="L7">
        <text:list-item>
          <text:p text:style-name="P10">No module shall be larger than 50 LOC. </text:p>
        </text:list-item>
        <text:list-item>
          <text:p text:style-name="P10">Limit size of blocks to fit onto one screen. </text:p>
          <text:list>
            <text:list-item>
              <text:p text:style-name="P10">If that is not possible, add comments to closing braces. </text:p>
            </text:list-item>
          </text:list>
        </text:list-item>
      </text:list>
      <text:p text:style-name="P22"><text:span text:style-name="T1"/></text:p>
      <text:p text:style-name="P23"><text:span text:style-name="T1">CR 6:</text:span> Parenthesis () with Key words and functions</text:p>
      <text:list xml:id="list2125826460" text:style-name="L8">
        <text:list-item>
          <text:p text:style-name="P11">Do not put parenthesis next to keywords. Put a space between.</text:p>
        </text:list-item>
        <text:list-item>
          <text:p text:style-name="P11">Do put parenthesis next to function names.</text:p>
        </text:list-item>
        <text:list-item>
          <text:p text:style-name="P11">Do not use parenthesis in return statements when it's not necessary. </text:p>
        </text:list-item>
      </text:list>
      <text:p text:style-name="Standard"/>
      <text:p text:style-name="Standard"><text:span text:style-name="T1">CR 7:</text:span> One statement per line</text:p>
      <text:list xml:id="list1091427015" text:style-name="L9">
        <text:list-item>
          <text:p text:style-name="P12">There should be only one statement per line unless the statements are very closely related.</text:p>
        </text:list-item>
        <text:list-item>
          <text:p text:style-name="P12">Always define one variable per line. </text:p>
        </text:list-item>
      </text:list>
      <text:p text:style-name="Standard"/>
      <text:p text:style-name="Standard"><text:span text:style-name="T1">CR 8:</text:span> Use Header File Guards </text:p>
      <text:list xml:id="list1194544797" text:style-name="L10">
        <text:list-item>
          <text:p text:style-name="P13">Include files should protect against multiple inclusion through the use of macros that "guard" the files. </text:p>
        </text:list-item>
        <text:list-item>
          <text:p text:style-name="P13">Do not use underscores '_' as the first or last character of a header guard. </text:p>
        </text:list-item>
        <text:list-item>
          <text:p text:style-name="P13">Example: </text:p>
          <text:list>
            <text:list-header>
              <text:p text:style-name="P13">#ifndef sys_socket_h</text:p>
              <text:p text:style-name="P13"><text:s text:c="5"/>#define sys_socket_h <text:s/>/* NOT _sys_socket_h_ */</text:p>
              <text:p text:style-name="P13"><text:s text:c="5"/>… content of header file ….</text:p>
              <text:p text:style-name="P13"/>
              <text:p text:style-name="P13">#endif </text:p>
            </text:list-header>
          </text:list>
        </text:list-item>
      </text:list>
      <text:p text:style-name="Standard"/>
      <text:p text:style-name="Standard"><text:span text:style-name="T1">CR 9:</text:span> Comments should document decisions</text:p>
      <text:list xml:id="list488908010" text:style-name="L11">
        <text:list-item>
          <text:p text:style-name="P14">At every point where you had a choice of what to do place a comment describing which choice you made and why.</text:p>
        </text:list-item>
      </text:list>
      <text:p text:style-name="Standard"/>
      <text:p text:style-name="Standard"><text:span text:style-name="T1">CR 10:</text:span> Use Headers for Function documentation</text:p>
      <text:list xml:id="list1646033445" text:style-name="L12">
        <text:list-item>
          <text:p text:style-name="P15">Use the following header</text:p>
          <text:p text:style-name="P17">/*****************************************</text:p>
          <text:p text:style-name="P17">* Brief description (one line!!!)</text:p>
          <text:p text:style-name="P17"><text:s/></text:p>
          <text:p text:style-name="P17">* Detailed description (can be omitted)</text:p>
          <text:p text:style-name="P17"/>
          <text:p text:style-name="P17">* Input parameter</text:p>
          <text:p text:style-name="P17">* @param first input</text:p>
          <text:p text:style-name="P17">* @param 2nd input</text:p>
          <text:p text:style-name="P17"/>
          <text:p text:style-name="P17">* output parameter</text:p>
          <text:p text:style-name="P17">* @return return output</text:p>
          <text:p text:style-name="P17"/>
          <text:p text:style-name="P17">*******************************************</text:p>
          <text:p text:style-name="P17">* @author Joe Coder</text:p>
          <text:p text:style-name="P17"/>
          <text:p text:style-name="P17">* Inspected and approved Jan 16, 2015 by</text:p>
          <text:p text:style-name="P17">* Jill Codress <text:tab/>– Moderator</text:p>
          <text:p text:style-name="P17">* Bob Cplusplus <text:tab/>– Reader</text:p>
          <text:p text:style-name="P17">* Herb Realtime <text:tab/>– Recorder</text:p>
          <text:p text:style-name="P17">* Joe Coder <text:s text:c="4"/><text:tab/>– Author</text:p>
          <text:p text:style-name="P17">*****************************************/</text:p>
        </text:list-item>
      </text:list>
      <text:p text:style-name="P18"/>
      <text:p text:style-name="P24"><text:span text:style-name="T1">CR 11:</text:span> Commenting out large code blocks <text:s/></text:p>
      <text:list xml:id="list2057764061" text:style-name="L13">
        <text:list-item>
          <text:p text:style-name="P19">Comment out large code blocks by using an #if DESCRIPTIVE_NAME block. </text:p>
        </text:list-item>
        <text:list-item>
          <text:p text:style-name="P19">Add a Comment to Document why is not implemented, obsolete or temporarily disabled. </text:p>
        </text:list-item>
        <text:list-item>
          <text:p text:style-name="P19">Example: </text:p>
        </text:list-item>
      </text:list>
      <text:p text:style-name="P25">void example(void){</text:p>
      <text:p text:style-name="P25"><text:s text:c="6"/>...great looking code</text:p>
      <text:p text:style-name="P25"/>
      <text:p text:style-name="P25"><text:s text:c="6"/>#if TEMP_DISABLED <text:s text:c="2"/>//Bug-Suche, LED blinkt nicht...</text:p>
      <text:p text:style-name="P25"><text:s text:c="6"/>...lots of code</text:p>
      <text:p text:style-name="P25"><text:s text:c="6"/>#endif<text:tab/><text:tab/><text:tab/>// end of Bug, LED blinkt nicht...</text:p>
      <text:p text:style-name="P25"><text:s text:c="4"/></text:p>
      <text:p text:style-name="P25"><text:s text:c="6"/>...more code</text:p>
      <text:p text:style-name="P25">}</text:p>
      <text:p text:style-name="P1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Droid Sans" svg:font-family="'Droid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WW-Heading" style:family="paragraph" style:parent-style-name="Standard">
      <style:paragraph-properties fo:margin-top="0.1654in" fo:margin-bottom="0.0827in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="100%" fo:margin-left="0in" fo:margin-right="0in" fo:margin-top="0.0626in" fo:margin-bottom="0in" style:line-height-at-least="0.139in" fo:text-align="start" style:justify-single-word="false" fo:text-indent="0in" style:auto-text-indent="false" style:text-autospace="non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DejaVu Sans" fo:font-size="18pt" fo:font-style="normal" fo:text-shadow="none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055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16pt" style:font-size-asian="16pt" style:font-size-complex="16pt"/>
    </style:style>
    <style:style style:name="Default_7e_LT_7e_Gliederung_20_3" style:display-name="Default~LT~Gliederung 3" style:family="paragraph" style:parent-style-name="Default_7e_LT_7e_Gliederung_20_2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</style:style>
    <style:style style:name="Default_7e_LT_7e_Gliederung_20_4" style:display-name="Default~LT~Gliederung 4" style:family="paragraph" style:parent-style-name="Default_7e_LT_7e_Gliederung_20_3">
      <style:paragraph-properties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</style:style>
    <style:style style:name="Default_7e_LT_7e_Gliederung_20_5" style:display-name="Default~LT~Gliederung 5" style:family="paragraph" style:parent-style-name="Default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="100%" fo:margin-left="0in" fo:margin-right="0in" fo:margin-top="0in" fo:margin-bottom="0in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a03139" style:text-outline="false" style:text-line-through-style="none" style:font-name="DejaVu Sans" fo:font-size="20pt" fo:font-style="normal" fo:text-shadow="none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 style:text-emphasize="none"/>
    </style:style>
    <style:style style:name="Default_7e_LT_7e_Untertitel" style:display-name="Default~LT~Untertitel" style:family="paragraph">
      <style:paragraph-properties fo:margin="100%" fo:margin-left="0in" fo:margin-right="0in" fo:margin-top="0.0626in" fo:margin-bottom="0in" style:line-height-at-least="0.139in" fo:text-align="center" style:justify-single-word="false" fo:text-indent="0in" style:auto-text-indent="false" style:text-autospace="non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DejaVu Sans" fo:font-size="18pt" fo:font-style="normal" fo:text-shadow="none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/>
    </style:style>
    <style:style style:name="Default_7e_LT_7e_Notizen" style:display-name="Default~LT~Notizen" style:family="paragraph">
      <style:paragraph-properties fo:margin="100%" fo:margin-left="0in" fo:margin-right="0in" fo:margin-top="0.0626in" fo:margin-bottom="0in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fo:margin="100%" fo:margin-left="0in" fo:margin-right="0in" fo:margin-top="0in" fo:margin-bottom="0in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style:text-autospace="non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Lohit Hindi" fo:font-size="18pt" style:letter-kerning="true" style:font-name-asian="Lohit Hindi" style:font-size-asian="18pt" style:font-name-complex="Lohit Hindi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fo:margin="100%" fo:margin-left="0in" fo:margin-right="0in" fo:margin-top="0in" fo:margin-bottom="0in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in" fo:margin-right="0in" fo:margin-top="0.0626in" fo:margin-bottom="0in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in" fo:margin-right="0in" fo:margin-top="0.0626in" fo:margin-bottom="0in" style:line-height-at-least="0.139in" fo:text-align="start" style:justify-single-word="false" fo:text-indent="0in" style:auto-text-indent="false" style:text-autospace="non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DejaVu Sans" fo:font-size="18pt" fo:font-style="normal" fo:text-shadow="none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/>
    </style:style>
    <style:style style:name="Outline_20_2" style:display-name="Outline 2" style:family="paragraph" style:parent-style-name="Outline_20_1">
      <style:paragraph-properties fo:margin-top="0.055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16pt" style:font-size-asian="16pt" style:font-size-complex="16pt"/>
    </style:style>
    <style:style style:name="Outline_20_3" style:display-name="Outline 3" style:family="paragraph" style:parent-style-name="Outline_20_2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</style:style>
    <style:style style:name="Outline_20_4" style:display-name="Outline 4" style:family="paragraph" style:parent-style-name="Outline_20_3">
      <style:paragraph-properties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</style:style>
    <style:style style:name="Outline_20_5" style:display-name="Outline 5" style:family="paragraph" style:parent-style-name="Outline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>
      <style:paragraph-properties fo:margin="100%" fo:margin-left="0in" fo:margin-right="0in" fo:margin-top="0.0626in" fo:margin-bottom="0in" style:line-height-at-least="0.139in" fo:text-align="start" style:justify-single-word="false" fo:text-indent="0in" style:auto-text-indent="false" style:text-autospace="non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DejaVu Sans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/>
    </style:style>
    <style:style style:name="Title1_7e_LT_7e_Gliederung_20_2" style:display-name="Title1~LT~Gliederung 2" style:family="paragraph" style:parent-style-name="Title1_7e_LT_7e_Gliederung_20_1">
      <style:paragraph-properties fo:margin-top="0.055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16pt" style:font-size-asian="16pt" style:font-size-complex="16pt"/>
    </style:style>
    <style:style style:name="Title1_7e_LT_7e_Gliederung_20_3" style:display-name="Title1~LT~Gliederung 3" style:family="paragraph" style:parent-style-name="Title1_7e_LT_7e_Gliederung_20_2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</style:style>
    <style:style style:name="Title1_7e_LT_7e_Gliederung_20_4" style:display-name="Title1~LT~Gliederung 4" style:family="paragraph" style:parent-style-name="Title1_7e_LT_7e_Gliederung_20_3">
      <style:paragraph-properties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</style:style>
    <style:style style:name="Title1_7e_LT_7e_Gliederung_20_5" style:display-name="Title1~LT~Gliederung 5" style:family="paragraph" style:parent-style-name="Title1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>
      <style:paragraph-properties fo:margin="100%" fo:margin-left="0in" fo:margin-right="0in" fo:margin-top="0in" fo:margin-bottom="0in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a03139" style:text-outline="false" style:text-line-through-style="none" style:font-name="DejaVu Sans" fo:font-size="20pt" fo:font-style="normal" fo:text-shadow="none" style:text-underline-style="none" fo:font-weight="bold" style:letter-kerning="true" style:font-name-asian="DejaVu Sans" style:font-size-asian="20pt" style:font-style-asian="normal" style:font-weight-asian="bold" style:font-name-complex="DejaVu Sans" style:font-size-complex="20pt" style:font-style-complex="normal" style:font-weight-complex="bold" style:text-emphasize="none"/>
    </style:style>
    <style:style style:name="Title1_7e_LT_7e_Untertitel" style:display-name="Title1~LT~Untertitel" style:family="paragraph">
      <style:paragraph-properties fo:margin="100%" fo:margin-left="0in" fo:margin-right="0in" fo:margin-top="0.0626in" fo:margin-bottom="0in" style:line-height-at-least="0.139in" fo:text-align="center" style:justify-single-word="false" fo:text-indent="0in" style:auto-text-indent="false" style:text-autospace="none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DejaVu Sans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/>
    </style:style>
    <style:style style:name="Title1_7e_LT_7e_Notizen" style:display-name="Title1~LT~Notizen" style:family="paragraph">
      <style:paragraph-properties fo:margin="100%" fo:margin-left="0in" fo:margin-right="0in" fo:margin-top="0.0626in" fo:margin-bottom="0in" style:line-height-at-least="0.139in" fo:text-align="start" style:justify-single-word="false" fo:text-indent="0in" style:auto-text-indent="false" style:text-autospace="non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/>
    </style:style>
    <style:style style:name="Title1_7e_LT_7e_Hintergrundobjekte" style:display-name="Title1~LT~Hintergrundobjekte" style:family="paragraph">
      <style:paragraph-properties style:text-autospace="none"/>
      <style:text-properties style:letter-kerning="true"/>
    </style:style>
    <style:style style:name="Title1_7e_LT_7e_Hintergrund" style:display-name="Title1~LT~Hintergrund" style:family="paragraph">
      <style:paragraph-properties fo:text-align="center" style:justify-single-word="false" style:text-autospace="none"/>
    </style:style>
    <style:style style:name="Title_20_and_20_Content_7e_LT_7e_Gliederung_20_1" style:display-name="Title and Content~LT~Gliederung 1" style:family="paragraph">
      <style:paragraph-properties fo:margin="100%" fo:margin-left="0in" fo:margin-right="0in" fo:margin-top="0in" fo:margin-bottom="0.1965in" style:line-height-at-least="0.139in" fo:text-align="start" style:justify-single-word="false" fo:text-indent="0in" style:auto-text-indent="false" style:text-autospace="none"/>
      <style:text-properties fo:color="#1d315b" style:text-outline="false" style:text-line-through-style="none" style:font-name="Lohit Hindi" fo:font-size="18pt" fo:letter-spacing="normal" fo:font-style="normal" fo:text-shadow="none" style:text-underline-style="none" fo:font-weight="bold" style:letter-kerning="true" style:font-name-asian="Lohit Hindi" style:font-size-asian="18pt" style:font-style-asian="normal" style:font-weight-asian="bold" style:font-name-complex="Lohit Hindi" style:font-size-complex="18pt" style:font-style-complex="normal" style:font-weight-complex="bold" style:text-emphasize="none" style:text-overline-style="none" style:text-overline-color="font-color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in" fo:margin-bottom="0.1575in"/>
      <style:text-properties fo:font-size="16pt" fo:font-weight="normal" style:font-size-asian="16pt" style:font-weight-asian="normal" style:font-size-complex="16pt" style:font-weight-complex="normal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in" fo:margin-bottom="0.1181in"/>
      <style:text-properties fo:font-size="15pt" style:font-size-asian="15pt" style:font-size-complex="15pt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in" fo:margin-bottom="0.0783in"/>
      <style:text-properties fo:color="#ffffff" fo:font-size="20pt" style:font-size-asian="20pt" style:font-size-complex="20pt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in" fo:margin-bottom="0.0398in"/>
    </style:style>
    <style:style style:name="Title_20_and_20_Content_7e_LT_7e_Gliederung_20_6" style:display-name="Title and Content~LT~Gliederung 6" style:family="paragraph" style:parent-style-name="Title_20_and_20_Content_7e_LT_7e_Gliederung_20_5"/>
    <style:style style:name="Title_20_and_20_Content_7e_LT_7e_Gliederung_20_7" style:display-name="Title and Content~LT~Gliederung 7" style:family="paragraph" style:parent-style-name="Title_20_and_20_Content_7e_LT_7e_Gliederung_20_6"/>
    <style:style style:name="Title_20_and_20_Content_7e_LT_7e_Gliederung_20_8" style:display-name="Title and Content~LT~Gliederung 8" style:family="paragraph" style:parent-style-name="Title_20_and_20_Content_7e_LT_7e_Gliederung_20_7"/>
    <style:style style:name="Title_20_and_20_Content_7e_LT_7e_Gliederung_20_9" style:display-name="Title and Content~LT~Gliederung 9" style:family="paragraph" style:parent-style-name="Title_20_and_20_Content_7e_LT_7e_Gliederung_20_8"/>
    <style:style style:name="Title_20_and_20_Content_7e_LT_7e_Titel" style:display-name="Title and Content~LT~Titel" style:family="paragraph">
      <style:paragraph-properties style:line-height-at-least="0.139in" fo:text-align="start" style:justify-single-word="false" style:text-autospace="none"/>
      <style:text-properties fo:color="#1d315b" style:text-outline="false" style:text-line-through-style="none" style:font-name="Lohit Hindi" fo:font-size="24pt" fo:letter-spacing="normal" fo:font-style="normal" fo:text-shadow="none" style:text-underline-style="none" fo:font-weight="normal" style:letter-kerning="true" style:font-name-asian="Lohit Hindi" style:font-size-asian="24pt" style:font-style-asian="normal" style:font-weight-asian="normal" style:font-name-complex="Lohit Hindi" style:font-size-complex="24pt" style:font-style-complex="normal" style:font-weight-complex="normal" style:text-emphasize="none" style:text-overline-style="none" style:text-overline-color="font-color"/>
    </style:style>
    <style:style style:name="Title_20_and_20_Content_7e_LT_7e_Untertitel" style:display-name="Title and Content~LT~Untertitel" style:family="paragraph">
      <style:paragraph-properties fo:margin="100%"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Title_20_and_20_Content_7e_LT_7e_Notizen" style:display-name="Title and Content~LT~Notizen" style:family="paragraph">
      <style:paragraph-properties fo:margin="100%"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Lohit Hindi" fo:font-size="23.5pt" fo:font-style="normal" fo:text-shadow="none" style:text-underline-style="none" fo:font-weight="normal" style:letter-kerning="true" style:font-name-asian="Lohit Hindi" style:font-size-asian="23.5pt" style:font-style-asian="normal" style:font-weight-asian="normal" style:font-name-complex="Lohit Hindi" style:font-size-complex="23.5pt" style:font-style-complex="normal" style:font-weight-complex="normal" style:text-emphasize="none" style:text-overline-style="none" style:text-overline-color="font-color"/>
    </style:style>
    <style:style style:name="Title_20_and_20_Content_7e_LT_7e_Hintergrundobjekte" style:display-name="Title and Content~LT~Hintergrundobjekte" style:family="paragraph">
      <style:paragraph-properties style:text-autospace="none"/>
      <style:text-properties style:letter-kerning="true"/>
    </style:style>
    <style:style style:name="Title_20_and_20_Content_7e_LT_7e_Hintergrund" style:display-name="Title and Content~LT~Hintergrund" style:family="paragraph">
      <style:paragraph-properties style:text-autospace="none"/>
      <style:text-properties style:letter-kerning="true"/>
    </style:style>
    <style:style style:name="Section_20_Header_7e_LT_7e_Gliederung_20_1" style:display-name="Section Header~LT~Gliederung 1" style:family="paragraph">
      <style:paragraph-properties fo:margin="100%" fo:margin-left="0in" fo:margin-right="0in" fo:margin-top="0in" fo:margin-bottom="0.1965in" style:line-height-at-least="0.139in" fo:text-align="start" style:justify-single-word="false" fo:text-indent="0in" style:auto-text-indent="false" style:text-autospace="none"/>
      <style:text-properties fo:color="#1d315b" style:text-outline="false" style:text-line-through-style="none" style:font-name="Lohit Hindi" fo:font-size="18pt" fo:letter-spacing="normal" fo:font-style="normal" fo:text-shadow="none" style:text-underline-style="none" fo:font-weight="bold" style:letter-kerning="true" style:font-name-asian="Lohit Hindi" style:font-size-asian="18pt" style:font-style-asian="normal" style:font-weight-asian="bold" style:font-name-complex="Lohit Hindi" style:font-size-complex="18pt" style:font-style-complex="normal" style:font-weight-complex="bold" style:text-emphasize="none" style:text-overline-style="none" style:text-overline-color="font-color"/>
    </style:style>
    <style:style style:name="Section_20_Header_7e_LT_7e_Gliederung_20_2" style:display-name="Section Header~LT~Gliederung 2" style:family="paragraph" style:parent-style-name="Section_20_Header_7e_LT_7e_Gliederung_20_1">
      <style:paragraph-properties fo:margin-top="0in" fo:margin-bottom="0.1575in"/>
      <style:text-properties fo:font-size="16pt" fo:font-weight="normal" style:font-size-asian="16pt" style:font-weight-asian="normal" style:font-size-complex="16pt" style:font-weight-complex="normal"/>
    </style:style>
    <style:style style:name="Section_20_Header_7e_LT_7e_Gliederung_20_3" style:display-name="Section Header~LT~Gliederung 3" style:family="paragraph" style:parent-style-name="Section_20_Header_7e_LT_7e_Gliederung_20_2">
      <style:paragraph-properties fo:margin-top="0in" fo:margin-bottom="0.1181in"/>
      <style:text-properties fo:font-size="15pt" style:font-size-asian="15pt" style:font-size-complex="15pt"/>
    </style:style>
    <style:style style:name="Section_20_Header_7e_LT_7e_Gliederung_20_4" style:display-name="Section Header~LT~Gliederung 4" style:family="paragraph" style:parent-style-name="Section_20_Header_7e_LT_7e_Gliederung_20_3">
      <style:paragraph-properties fo:margin-top="0in" fo:margin-bottom="0.0783in"/>
      <style:text-properties fo:color="#ffffff" fo:font-size="20pt" style:font-size-asian="20pt" style:font-size-complex="20pt"/>
    </style:style>
    <style:style style:name="Section_20_Header_7e_LT_7e_Gliederung_20_5" style:display-name="Section Header~LT~Gliederung 5" style:family="paragraph" style:parent-style-name="Section_20_Header_7e_LT_7e_Gliederung_20_4">
      <style:paragraph-properties fo:margin-top="0in" fo:margin-bottom="0.0398in"/>
    </style:style>
    <style:style style:name="Section_20_Header_7e_LT_7e_Gliederung_20_6" style:display-name="Section Header~LT~Gliederung 6" style:family="paragraph" style:parent-style-name="Section_20_Header_7e_LT_7e_Gliederung_20_5"/>
    <style:style style:name="Section_20_Header_7e_LT_7e_Gliederung_20_7" style:display-name="Section Header~LT~Gliederung 7" style:family="paragraph" style:parent-style-name="Section_20_Header_7e_LT_7e_Gliederung_20_6"/>
    <style:style style:name="Section_20_Header_7e_LT_7e_Gliederung_20_8" style:display-name="Section Header~LT~Gliederung 8" style:family="paragraph" style:parent-style-name="Section_20_Header_7e_LT_7e_Gliederung_20_7"/>
    <style:style style:name="Section_20_Header_7e_LT_7e_Gliederung_20_9" style:display-name="Section Header~LT~Gliederung 9" style:family="paragraph" style:parent-style-name="Section_20_Header_7e_LT_7e_Gliederung_20_8"/>
    <style:style style:name="Section_20_Header_7e_LT_7e_Titel" style:display-name="Section Header~LT~Titel" style:family="paragraph">
      <style:paragraph-properties style:line-height-at-least="0.139in" fo:text-align="start" style:justify-single-word="false" style:text-autospace="none"/>
      <style:text-properties fo:color="#1d315b" style:text-outline="false" style:text-line-through-style="none" style:font-name="Lohit Hindi" fo:font-size="24pt" fo:letter-spacing="normal" fo:font-style="normal" fo:text-shadow="none" style:text-underline-style="none" fo:font-weight="normal" style:letter-kerning="true" style:font-name-asian="Lohit Hindi" style:font-size-asian="24pt" style:font-style-asian="normal" style:font-weight-asian="normal" style:font-name-complex="Lohit Hindi" style:font-size-complex="24pt" style:font-style-complex="normal" style:font-weight-complex="normal" style:text-emphasize="none" style:text-overline-style="none" style:text-overline-color="font-color"/>
    </style:style>
    <style:style style:name="Section_20_Header_7e_LT_7e_Untertitel" style:display-name="Section Header~LT~Untertitel" style:family="paragraph">
      <style:paragraph-properties fo:margin="100%"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Section_20_Header_7e_LT_7e_Notizen" style:display-name="Section Header~LT~Notizen" style:family="paragraph">
      <style:paragraph-properties fo:margin="100%"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Lohit Hindi" fo:font-size="23.5pt" fo:font-style="normal" fo:text-shadow="none" style:text-underline-style="none" fo:font-weight="normal" style:letter-kerning="true" style:font-name-asian="Lohit Hindi" style:font-size-asian="23.5pt" style:font-style-asian="normal" style:font-weight-asian="normal" style:font-name-complex="Lohit Hindi" style:font-size-complex="23.5pt" style:font-style-complex="normal" style:font-weight-complex="normal" style:text-emphasize="none" style:text-overline-style="none" style:text-overline-color="font-color"/>
    </style:style>
    <style:style style:name="Section_20_Header_7e_LT_7e_Hintergrundobjekte" style:display-name="Section Header~LT~Hintergrundobjekte" style:family="paragraph">
      <style:paragraph-properties style:text-autospace="none"/>
      <style:text-properties style:letter-kerning="true"/>
    </style:style>
    <style:style style:name="Section_20_Header_7e_LT_7e_Hintergrund" style:display-name="Section Header~LT~Hintergrund" style:family="paragraph">
      <style:paragraph-properties style:text-autospace="none"/>
      <style:text-properties style:letter-kerning="true"/>
    </style:style>
    <style:style style:name="WW-Title" style:family="paragraph">
      <style:paragraph-properties fo:margin="100%" fo:margin-left="0in" fo:margin-right="0in" fo:margin-top="0in" fo:margin-bottom="0.1965in" style:line-height-at-least="0.139in" fo:text-align="start" style:justify-single-word="false" fo:text-indent="0in" style:auto-text-indent="false" style:text-autospace="none"/>
      <style:text-properties fo:color="#1d315b" style:text-outline="false" style:text-line-through-style="none" style:font-name="Lohit Hindi" fo:font-size="18pt" fo:letter-spacing="normal" fo:font-style="normal" fo:text-shadow="none" style:text-underline-style="none" fo:font-weight="bold" style:letter-kerning="true" style:font-name-asian="Lohit Hindi" style:font-size-asian="18pt" style:font-style-asian="normal" style:font-weight-asian="bold" style:font-name-complex="Lohit Hindi" style:font-size-complex="18pt" style:font-style-complex="normal" style:font-weight-complex="bold" style:text-emphasize="none" style:text-overline-style="none" style:text-overline-color="font-color"/>
    </style:style>
    <style:style style:name="WW-Title1" style:family="paragraph" style:parent-style-name="WW-Title">
      <style:paragraph-properties fo:margin-top="0in" fo:margin-bottom="0.1575in"/>
      <style:text-properties fo:font-size="16pt" fo:font-weight="normal" style:font-size-asian="16pt" style:font-weight-asian="normal" style:font-size-complex="16pt" style:font-weight-complex="normal"/>
    </style:style>
    <style:style style:name="WW-Title12" style:family="paragraph" style:parent-style-name="WW-Title1">
      <style:paragraph-properties fo:margin-top="0in" fo:margin-bottom="0.1181in"/>
      <style:text-properties fo:font-size="15pt" style:font-size-asian="15pt" style:font-size-complex="15pt"/>
    </style:style>
    <style:style style:name="WW-Title123" style:family="paragraph" style:parent-style-name="WW-Title12">
      <style:paragraph-properties fo:margin-top="0in" fo:margin-bottom="0.0783in"/>
      <style:text-properties fo:color="#ffffff" fo:font-size="20pt" style:font-size-asian="20pt" style:font-size-complex="20pt"/>
    </style:style>
    <style:style style:name="WW-Title1234" style:family="paragraph" style:parent-style-name="WW-Title123">
      <style:paragraph-properties fo:margin-top="0in" fo:margin-bottom="0.0398in"/>
    </style:style>
    <style:style style:name="WW-Title12345" style:family="paragraph" style:parent-style-name="WW-Title1234"/>
    <style:style style:name="WW-Title123456" style:family="paragraph" style:parent-style-name="WW-Title12345"/>
    <style:style style:name="WW-Title1234567" style:family="paragraph" style:parent-style-name="WW-Title123456"/>
    <style:style style:name="WW-Title12345678" style:family="paragraph" style:parent-style-name="WW-Title1234567"/>
    <style:style style:name="WW-Title123456789" style:family="paragraph">
      <style:paragraph-properties style:line-height-at-least="0.139in" fo:text-align="start" style:justify-single-word="false" style:text-autospace="none"/>
      <style:text-properties fo:color="#1d315b" style:text-outline="false" style:text-line-through-style="none" style:font-name="Lohit Hindi" fo:font-size="24pt" fo:letter-spacing="normal" fo:font-style="normal" fo:text-shadow="none" style:text-underline-style="none" fo:font-weight="normal" style:letter-kerning="true" style:font-name-asian="Lohit Hindi" style:font-size-asian="24pt" style:font-style-asian="normal" style:font-weight-asian="normal" style:font-name-complex="Lohit Hindi" style:font-size-complex="24pt" style:font-style-complex="normal" style:font-weight-complex="normal" style:text-emphasize="none" style:text-overline-style="none" style:text-overline-color="font-color"/>
    </style:style>
    <style:style style:name="WW-Title12345678910" style:family="paragraph">
      <style:paragraph-properties fo:margin="100%"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WW-Title1234567891011" style:family="paragraph">
      <style:paragraph-properties fo:margin="100%"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Lohit Hindi" fo:font-size="23.5pt" fo:font-style="normal" fo:text-shadow="none" style:text-underline-style="none" fo:font-weight="normal" style:letter-kerning="true" style:font-name-asian="Lohit Hindi" style:font-size-asian="23.5pt" style:font-style-asian="normal" style:font-weight-asian="normal" style:font-name-complex="Lohit Hindi" style:font-size-complex="23.5pt" style:font-style-complex="normal" style:font-weight-complex="normal" style:text-emphasize="none" style:text-overline-style="none" style:text-overline-color="font-color"/>
    </style:style>
    <style:style style:name="WW-Title123456789101112" style:family="paragraph">
      <style:paragraph-properties style:text-autospace="none"/>
      <style:text-properties style:letter-kerning="true"/>
    </style:style>
    <style:style style:name="WW-Title12345678910111213" style:family="paragraph">
      <style:paragraph-properties style:text-autospace="none"/>
      <style:text-properties style:letter-kerning="true"/>
    </style:style>
    <style:style style:name="Two_20_Content_7e_LT_7e_Gliederung_20_1" style:display-name="Two Content~LT~Gliederung 1" style:family="paragraph">
      <style:paragraph-properties fo:margin="100%" fo:margin-left="0in" fo:margin-right="0in" fo:margin-top="0in" fo:margin-bottom="0.1965in" style:line-height-at-least="0.139in" fo:text-align="start" style:justify-single-word="false" fo:text-indent="0in" style:auto-text-indent="false" style:text-autospace="none"/>
      <style:text-properties fo:color="#1d315b" style:text-outline="false" style:text-line-through-style="none" style:font-name="Lohit Hindi" fo:font-size="18pt" fo:letter-spacing="normal" fo:font-style="normal" fo:text-shadow="none" style:text-underline-style="none" fo:font-weight="bold" style:letter-kerning="true" style:font-name-asian="Lohit Hindi" style:font-size-asian="18pt" style:font-style-asian="normal" style:font-weight-asian="bold" style:font-name-complex="Lohit Hindi" style:font-size-complex="18pt" style:font-style-complex="normal" style:font-weight-complex="bold" style:text-emphasize="none" style:text-overline-style="none" style:text-overline-color="font-color"/>
    </style:style>
    <style:style style:name="Two_20_Content_7e_LT_7e_Gliederung_20_2" style:display-name="Two Content~LT~Gliederung 2" style:family="paragraph" style:parent-style-name="Two_20_Content_7e_LT_7e_Gliederung_20_1">
      <style:paragraph-properties fo:margin-top="0in" fo:margin-bottom="0.1575in"/>
      <style:text-properties fo:font-size="16pt" fo:font-weight="normal" style:font-size-asian="16pt" style:font-weight-asian="normal" style:font-size-complex="16pt" style:font-weight-complex="normal"/>
    </style:style>
    <style:style style:name="Two_20_Content_7e_LT_7e_Gliederung_20_3" style:display-name="Two Content~LT~Gliederung 3" style:family="paragraph" style:parent-style-name="Two_20_Content_7e_LT_7e_Gliederung_20_2">
      <style:paragraph-properties fo:margin-top="0in" fo:margin-bottom="0.1181in"/>
      <style:text-properties fo:font-size="15pt" style:font-size-asian="15pt" style:font-size-complex="15pt"/>
    </style:style>
    <style:style style:name="Two_20_Content_7e_LT_7e_Gliederung_20_4" style:display-name="Two Content~LT~Gliederung 4" style:family="paragraph" style:parent-style-name="Two_20_Content_7e_LT_7e_Gliederung_20_3">
      <style:paragraph-properties fo:margin-top="0in" fo:margin-bottom="0.0783in"/>
      <style:text-properties fo:color="#ffffff" fo:font-size="20pt" style:font-size-asian="20pt" style:font-size-complex="20pt"/>
    </style:style>
    <style:style style:name="Two_20_Content_7e_LT_7e_Gliederung_20_5" style:display-name="Two Content~LT~Gliederung 5" style:family="paragraph" style:parent-style-name="Two_20_Content_7e_LT_7e_Gliederung_20_4">
      <style:paragraph-properties fo:margin-top="0in" fo:margin-bottom="0.0398in"/>
    </style:style>
    <style:style style:name="Two_20_Content_7e_LT_7e_Gliederung_20_6" style:display-name="Two Content~LT~Gliederung 6" style:family="paragraph" style:parent-style-name="Two_20_Content_7e_LT_7e_Gliederung_20_5"/>
    <style:style style:name="Two_20_Content_7e_LT_7e_Gliederung_20_7" style:display-name="Two Content~LT~Gliederung 7" style:family="paragraph" style:parent-style-name="Two_20_Content_7e_LT_7e_Gliederung_20_6"/>
    <style:style style:name="Two_20_Content_7e_LT_7e_Gliederung_20_8" style:display-name="Two Content~LT~Gliederung 8" style:family="paragraph" style:parent-style-name="Two_20_Content_7e_LT_7e_Gliederung_20_7"/>
    <style:style style:name="Two_20_Content_7e_LT_7e_Gliederung_20_9" style:display-name="Two Content~LT~Gliederung 9" style:family="paragraph" style:parent-style-name="Two_20_Content_7e_LT_7e_Gliederung_20_8"/>
    <style:style style:name="Two_20_Content_7e_LT_7e_Titel" style:display-name="Two Content~LT~Titel" style:family="paragraph">
      <style:paragraph-properties style:line-height-at-least="0.139in" fo:text-align="start" style:justify-single-word="false" style:text-autospace="none"/>
      <style:text-properties fo:color="#1d315b" style:text-outline="false" style:text-line-through-style="none" style:font-name="Lohit Hindi" fo:font-size="24pt" fo:letter-spacing="normal" fo:font-style="normal" fo:text-shadow="none" style:text-underline-style="none" fo:font-weight="normal" style:letter-kerning="true" style:font-name-asian="Lohit Hindi" style:font-size-asian="24pt" style:font-style-asian="normal" style:font-weight-asian="normal" style:font-name-complex="Lohit Hindi" style:font-size-complex="24pt" style:font-style-complex="normal" style:font-weight-complex="normal" style:text-emphasize="none" style:text-overline-style="none" style:text-overline-color="font-color"/>
    </style:style>
    <style:style style:name="Two_20_Content_7e_LT_7e_Untertitel" style:display-name="Two Content~LT~Untertitel" style:family="paragraph">
      <style:paragraph-properties fo:margin="100%"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Two_20_Content_7e_LT_7e_Notizen" style:display-name="Two Content~LT~Notizen" style:family="paragraph">
      <style:paragraph-properties fo:margin="100%"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Lohit Hindi" fo:font-size="23.5pt" fo:font-style="normal" fo:text-shadow="none" style:text-underline-style="none" fo:font-weight="normal" style:letter-kerning="true" style:font-name-asian="Lohit Hindi" style:font-size-asian="23.5pt" style:font-style-asian="normal" style:font-weight-asian="normal" style:font-name-complex="Lohit Hindi" style:font-size-complex="23.5pt" style:font-style-complex="normal" style:font-weight-complex="normal" style:text-emphasize="none" style:text-overline-style="none" style:text-overline-color="font-color"/>
    </style:style>
    <style:style style:name="Two_20_Content_7e_LT_7e_Hintergrundobjekte" style:display-name="Two Content~LT~Hintergrundobjekte" style:family="paragraph">
      <style:paragraph-properties style:text-autospace="none"/>
      <style:text-properties style:letter-kerning="true"/>
    </style:style>
    <style:style style:name="Two_20_Content_7e_LT_7e_Hintergrund" style:display-name="Two Content~LT~Hintergrund" style:family="paragraph">
      <style:paragraph-properties style:text-autospace="none"/>
      <style:text-properties style:letter-kerning="tru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WW-Heading1" style:family="paragraph" style:parent-style-name="Standard">
      <style:paragraph-properties fo:margin-top="0.1654in" fo:margin-bottom="0.0827in"/>
    </style:style>
    <style:style style:name="WW-Title1234567891011121314" style:family="paragraph">
      <style:paragraph-properties fo:margin="100%" fo:margin-left="0in" fo:margin-right="0in" fo:margin-top="0in" fo:margin-bottom="0.1965in" style:line-height-at-least="0.139in" fo:text-align="start" style:justify-single-word="false" fo:text-indent="0in" style:auto-text-indent="false" style:text-autospace="none"/>
      <style:text-properties fo:color="#1d315b" style:text-outline="false" style:text-line-through-style="none" style:font-name="Lohit Hindi" fo:font-size="18pt" fo:letter-spacing="normal" fo:font-style="normal" fo:text-shadow="none" style:text-underline-style="none" fo:font-weight="bold" style:letter-kerning="true" style:font-name-asian="Lohit Hindi" style:font-size-asian="18pt" style:font-style-asian="normal" style:font-weight-asian="bold" style:font-name-complex="Lohit Hindi" style:font-size-complex="18pt" style:font-style-complex="normal" style:font-weight-complex="bold" style:text-emphasize="none" style:text-overline-style="none" style:text-overline-color="font-color"/>
    </style:style>
    <style:style style:name="WW-Title123456789101112131415" style:family="paragraph" style:parent-style-name="WW-Title1234567891011121314">
      <style:paragraph-properties fo:margin-top="0in" fo:margin-bottom="0.1575in"/>
      <style:text-properties fo:font-size="16pt" fo:font-weight="normal" style:font-size-asian="16pt" style:font-weight-asian="normal" style:font-size-complex="16pt" style:font-weight-complex="normal"/>
    </style:style>
    <style:style style:name="WW-Title12345678910111213141516" style:family="paragraph" style:parent-style-name="WW-Title123456789101112131415">
      <style:paragraph-properties fo:margin-top="0in" fo:margin-bottom="0.1181in"/>
      <style:text-properties fo:font-size="15pt" style:font-size-asian="15pt" style:font-size-complex="15pt"/>
    </style:style>
    <style:style style:name="WW-Title1234567891011121314151617" style:family="paragraph" style:parent-style-name="WW-Title12345678910111213141516">
      <style:paragraph-properties fo:margin-top="0in" fo:margin-bottom="0.0783in"/>
      <style:text-properties fo:color="#ffffff" fo:font-size="20pt" style:font-size-asian="20pt" style:font-size-complex="20pt"/>
    </style:style>
    <style:style style:name="WW-Title123456789101112131415161718" style:family="paragraph" style:parent-style-name="WW-Title1234567891011121314151617">
      <style:paragraph-properties fo:margin-top="0in" fo:margin-bottom="0.0398in"/>
    </style:style>
    <style:style style:name="WW-Title12345678910111213141516171819" style:family="paragraph" style:parent-style-name="WW-Title123456789101112131415161718"/>
    <style:style style:name="WW-Title1234567891011121314151617181920" style:family="paragraph" style:parent-style-name="WW-Title12345678910111213141516171819"/>
    <style:style style:name="WW-Title123456789101112131415161718192021" style:family="paragraph" style:parent-style-name="WW-Title1234567891011121314151617181920"/>
    <style:style style:name="WW-Title12345678910111213141516171819202122" style:family="paragraph" style:parent-style-name="WW-Title123456789101112131415161718192021"/>
    <style:style style:name="WW-Title1234567891011121314151617181920212223" style:family="paragraph">
      <style:paragraph-properties style:line-height-at-least="0.139in" fo:text-align="start" style:justify-single-word="false" style:text-autospace="none"/>
      <style:text-properties fo:color="#1d315b" style:text-outline="false" style:text-line-through-style="none" style:font-name="Lohit Hindi" fo:font-size="24pt" fo:letter-spacing="normal" fo:font-style="normal" fo:text-shadow="none" style:text-underline-style="none" fo:font-weight="normal" style:letter-kerning="true" style:font-name-asian="Lohit Hindi" style:font-size-asian="24pt" style:font-style-asian="normal" style:font-weight-asian="normal" style:font-name-complex="Lohit Hindi" style:font-size-complex="24pt" style:font-style-complex="normal" style:font-weight-complex="normal" style:text-emphasize="none" style:text-overline-style="none" style:text-overline-color="font-color"/>
    </style:style>
    <style:style style:name="WW-Title123456789101112131415161718192021222324" style:family="paragraph">
      <style:paragraph-properties fo:margin="100%"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WW-Title12345678910111213141516171819202122232425" style:family="paragraph">
      <style:paragraph-properties fo:margin="100%"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Lohit Hindi" fo:font-size="23.5pt" fo:font-style="normal" fo:text-shadow="none" style:text-underline-style="none" fo:font-weight="normal" style:letter-kerning="true" style:font-name-asian="Lohit Hindi" style:font-size-asian="23.5pt" style:font-style-asian="normal" style:font-weight-asian="normal" style:font-name-complex="Lohit Hindi" style:font-size-complex="23.5pt" style:font-style-complex="normal" style:font-weight-complex="normal" style:text-emphasize="none" style:text-overline-style="none" style:text-overline-color="font-color"/>
    </style:style>
    <style:style style:name="WW-Title1234567891011121314151617181920212223242526" style:family="paragraph">
      <style:paragraph-properties style:text-autospace="none"/>
      <style:text-properties style:letter-kerning="true"/>
    </style:style>
    <style:style style:name="WW-Title123456789101112131415161718192021222324252627" style:family="paragraph">
      <style:paragraph-properties style:text-autospace="none"/>
      <style:text-properties style:letter-kerning="true"/>
    </style:style>
    <style:style style:name="WW-Heading12" style:family="paragraph" style:parent-style-name="Standard">
      <style:paragraph-properties fo:margin-top="0.1654in" fo:margin-bottom="0.0827in"/>
    </style:style>
    <style:style style:name="WW-Title12345678910111213141516171819202122232425262728" style:family="paragraph">
      <style:paragraph-properties fo:margin="100%" fo:margin-left="0in" fo:margin-right="0in" fo:margin-top="0in" fo:margin-bottom="0.1965in" style:line-height-at-least="0.139in" fo:text-align="start" style:justify-single-word="false" fo:text-indent="0in" style:auto-text-indent="false" style:text-autospace="none"/>
      <style:text-properties fo:color="#1d315b" style:text-outline="false" style:text-line-through-style="none" style:font-name="Lohit Hindi" fo:font-size="18pt" fo:letter-spacing="normal" fo:font-style="normal" fo:text-shadow="none" style:text-underline-style="none" fo:font-weight="bold" style:letter-kerning="true" style:font-name-asian="Lohit Hindi" style:font-size-asian="18pt" style:font-style-asian="normal" style:font-weight-asian="bold" style:font-name-complex="Lohit Hindi" style:font-size-complex="18pt" style:font-style-complex="normal" style:font-weight-complex="bold" style:text-emphasize="none" style:text-overline-style="none" style:text-overline-color="font-color"/>
    </style:style>
    <style:style style:name="WW-Title1234567891011121314151617181920212223242526272829" style:family="paragraph" style:parent-style-name="WW-Title12345678910111213141516171819202122232425262728">
      <style:paragraph-properties fo:margin-top="0in" fo:margin-bottom="0.1575in"/>
      <style:text-properties fo:font-size="16pt" fo:font-weight="normal" style:font-size-asian="16pt" style:font-weight-asian="normal" style:font-size-complex="16pt" style:font-weight-complex="normal"/>
    </style:style>
    <style:style style:name="WW-Title123456789101112131415161718192021222324252627282930" style:family="paragraph" style:parent-style-name="WW-Title1234567891011121314151617181920212223242526272829">
      <style:paragraph-properties fo:margin-top="0in" fo:margin-bottom="0.1181in"/>
      <style:text-properties fo:font-size="15pt" style:font-size-asian="15pt" style:font-size-complex="15pt"/>
    </style:style>
    <style:style style:name="WW-Title12345678910111213141516171819202122232425262728293031" style:family="paragraph" style:parent-style-name="WW-Title123456789101112131415161718192021222324252627282930">
      <style:paragraph-properties fo:margin-top="0in" fo:margin-bottom="0.0783in"/>
      <style:text-properties fo:color="#ffffff" fo:font-size="20pt" style:font-size-asian="20pt" style:font-size-complex="20pt"/>
    </style:style>
    <style:style style:name="WW-Title1234567891011121314151617181920212223242526272829303132" style:family="paragraph" style:parent-style-name="WW-Title12345678910111213141516171819202122232425262728293031">
      <style:paragraph-properties fo:margin-top="0in" fo:margin-bottom="0.0398in"/>
    </style:style>
    <style:style style:name="WW-Title123456789101112131415161718192021222324252627282930313233" style:family="paragraph" style:parent-style-name="WW-Title1234567891011121314151617181920212223242526272829303132"/>
    <style:style style:name="WW-Title12345678910111213141516171819202122232425262728293031323334" style:family="paragraph" style:parent-style-name="WW-Title123456789101112131415161718192021222324252627282930313233"/>
    <style:style style:name="WW-Title1234567891011121314151617181920212223242526272829303132333435" style:family="paragraph" style:parent-style-name="WW-Title12345678910111213141516171819202122232425262728293031323334"/>
    <style:style style:name="WW-Title123456789101112131415161718192021222324252627282930313233343536" style:family="paragraph" style:parent-style-name="WW-Title1234567891011121314151617181920212223242526272829303132333435"/>
    <style:style style:name="WW-Title12345678910111213141516171819202122232425262728293031323334353637" style:family="paragraph">
      <style:paragraph-properties style:line-height-at-least="0.139in" fo:text-align="start" style:justify-single-word="false" style:text-autospace="none"/>
      <style:text-properties fo:color="#1d315b" style:text-outline="false" style:text-line-through-style="none" style:font-name="Lohit Hindi" fo:font-size="24pt" fo:letter-spacing="normal" fo:font-style="normal" fo:text-shadow="none" style:text-underline-style="none" fo:font-weight="normal" style:letter-kerning="true" style:font-name-asian="Lohit Hindi" style:font-size-asian="24pt" style:font-style-asian="normal" style:font-weight-asian="normal" style:font-name-complex="Lohit Hindi" style:font-size-complex="24pt" style:font-style-complex="normal" style:font-weight-complex="normal" style:text-emphasize="none" style:text-overline-style="none" style:text-overline-color="font-color"/>
    </style:style>
    <style:style style:name="WW-Title1234567891011121314151617181920212223242526272829303132333435363738" style:family="paragraph">
      <style:paragraph-properties fo:margin="100%"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WW-Title123456789101112131415161718192021222324252627282930313233343536373839" style:family="paragraph">
      <style:paragraph-properties fo:margin="100%"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Lohit Hindi" fo:font-size="23.5pt" fo:font-style="normal" fo:text-shadow="none" style:text-underline-style="none" fo:font-weight="normal" style:letter-kerning="true" style:font-name-asian="Lohit Hindi" style:font-size-asian="23.5pt" style:font-style-asian="normal" style:font-weight-asian="normal" style:font-name-complex="Lohit Hindi" style:font-size-complex="23.5pt" style:font-style-complex="normal" style:font-weight-complex="normal" style:text-emphasize="none" style:text-overline-style="none" style:text-overline-color="font-color"/>
    </style:style>
    <style:style style:name="WW-Title12345678910111213141516171819202122232425262728293031323334353637383940" style:family="paragraph">
      <style:paragraph-properties style:text-autospace="none"/>
      <style:text-properties style:letter-kerning="true"/>
    </style:style>
    <style:style style:name="WW-Title1234567891011121314151617181920212223242526272829303132333435363738394041" style:family="paragraph">
      <style:paragraph-properties style:text-autospace="none"/>
      <style:text-properties style:letter-kerning="true"/>
    </style:style>
    <style:style style:name="WW-Heading123" style:family="paragraph" style:parent-style-name="Standard">
      <style:paragraph-properties fo:margin-top="0.1654in" fo:margin-bottom="0.0827in"/>
    </style:style>
    <style:style style:name="WW-Title123456789101112131415161718192021222324252627282930313233343536373839404142" style:family="paragraph">
      <style:paragraph-properties fo:margin="100%" fo:margin-left="0in" fo:margin-right="0in" fo:margin-top="0in" fo:margin-bottom="0.1965in" style:line-height-at-least="0.139in" fo:text-align="start" style:justify-single-word="false" fo:text-indent="0in" style:auto-text-indent="false" style:text-autospace="none"/>
      <style:text-properties fo:color="#1d315b" style:text-outline="false" style:text-line-through-style="none" style:font-name="Lohit Hindi" fo:font-size="18pt" fo:letter-spacing="normal" fo:font-style="normal" fo:text-shadow="none" style:text-underline-style="none" fo:font-weight="bold" style:letter-kerning="true" style:font-name-asian="Lohit Hindi" style:font-size-asian="18pt" style:font-style-asian="normal" style:font-weight-asian="bold" style:font-name-complex="Lohit Hindi" style:font-size-complex="18pt" style:font-style-complex="normal" style:font-weight-complex="bold" style:text-emphasize="none" style:text-overline-style="none" style:text-overline-color="font-color"/>
    </style:style>
    <style:style style:name="WW-Title12345678910111213141516171819202122232425262728293031323334353637383940414243" style:family="paragraph" style:parent-style-name="WW-Title123456789101112131415161718192021222324252627282930313233343536373839404142">
      <style:paragraph-properties fo:margin-top="0in" fo:margin-bottom="0.1575in"/>
      <style:text-properties fo:font-size="16pt" fo:font-weight="normal" style:font-size-asian="16pt" style:font-weight-asian="normal" style:font-size-complex="16pt" style:font-weight-complex="normal"/>
    </style:style>
    <style:style style:name="WW-Title1234567891011121314151617181920212223242526272829303132333435363738394041424344" style:family="paragraph" style:parent-style-name="WW-Title12345678910111213141516171819202122232425262728293031323334353637383940414243">
      <style:paragraph-properties fo:margin-top="0in" fo:margin-bottom="0.1181in"/>
      <style:text-properties fo:font-size="15pt" style:font-size-asian="15pt" style:font-size-complex="15pt"/>
    </style:style>
    <style:style style:name="WW-Title123456789101112131415161718192021222324252627282930313233343536373839404142434445" style:family="paragraph" style:parent-style-name="WW-Title1234567891011121314151617181920212223242526272829303132333435363738394041424344">
      <style:paragraph-properties fo:margin-top="0in" fo:margin-bottom="0.0783in"/>
      <style:text-properties fo:color="#ffffff" fo:font-size="20pt" style:font-size-asian="20pt" style:font-size-complex="20pt"/>
    </style:style>
    <style:style style:name="WW-Title12345678910111213141516171819202122232425262728293031323334353637383940414243444546" style:family="paragraph" style:parent-style-name="WW-Title123456789101112131415161718192021222324252627282930313233343536373839404142434445">
      <style:paragraph-properties fo:margin-top="0in" fo:margin-bottom="0.0398in"/>
    </style:style>
    <style:style style:name="WW-Title1234567891011121314151617181920212223242526272829303132333435363738394041424344454647" style:family="paragraph" style:parent-style-name="WW-Title12345678910111213141516171819202122232425262728293031323334353637383940414243444546"/>
    <style:style style:name="WW-Title123456789101112131415161718192021222324252627282930313233343536373839404142434445464748" style:family="paragraph" style:parent-style-name="WW-Title1234567891011121314151617181920212223242526272829303132333435363738394041424344454647"/>
    <style:style style:name="WW-Title12345678910111213141516171819202122232425262728293031323334353637383940414243444546474849" style:family="paragraph" style:parent-style-name="WW-Title123456789101112131415161718192021222324252627282930313233343536373839404142434445464748"/>
    <style:style style:name="WW-Title1234567891011121314151617181920212223242526272829303132333435363738394041424344454647484950" style:family="paragraph" style:parent-style-name="WW-Title12345678910111213141516171819202122232425262728293031323334353637383940414243444546474849"/>
    <style:style style:name="WW-Title123456789101112131415161718192021222324252627282930313233343536373839404142434445464748495051" style:family="paragraph">
      <style:paragraph-properties style:line-height-at-least="0.139in" fo:text-align="start" style:justify-single-word="false" style:text-autospace="none"/>
      <style:text-properties fo:color="#1d315b" style:text-outline="false" style:text-line-through-style="none" style:font-name="Lohit Hindi" fo:font-size="24pt" fo:letter-spacing="normal" fo:font-style="normal" fo:text-shadow="none" style:text-underline-style="none" fo:font-weight="normal" style:letter-kerning="true" style:font-name-asian="Lohit Hindi" style:font-size-asian="24pt" style:font-style-asian="normal" style:font-weight-asian="normal" style:font-name-complex="Lohit Hindi" style:font-size-complex="24pt" style:font-style-complex="normal" style:font-weight-complex="normal" style:text-emphasize="none" style:text-overline-style="none" style:text-overline-color="font-color"/>
    </style:style>
    <style:style style:name="WW-Title12345678910111213141516171819202122232425262728293031323334353637383940414243444546474849505152" style:family="paragraph">
      <style:paragraph-properties fo:margin="100%"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WW-Title1234567891011121314151617181920212223242526272829303132333435363738394041424344454647484950515253" style:family="paragraph">
      <style:paragraph-properties fo:margin="100%"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Lohit Hindi" fo:font-size="23.5pt" fo:font-style="normal" fo:text-shadow="none" style:text-underline-style="none" fo:font-weight="normal" style:letter-kerning="true" style:font-name-asian="Lohit Hindi" style:font-size-asian="23.5pt" style:font-style-asian="normal" style:font-weight-asian="normal" style:font-name-complex="Lohit Hindi" style:font-size-complex="23.5pt" style:font-style-complex="normal" style:font-weight-complex="normal" style:text-emphasize="none" style:text-overline-style="none" style:text-overline-color="font-color"/>
    </style:style>
    <style:style style:name="WW-Title123456789101112131415161718192021222324252627282930313233343536373839404142434445464748495051525354" style:family="paragraph">
      <style:paragraph-properties style:text-autospace="none"/>
      <style:text-properties style:letter-kerning="true"/>
    </style:style>
    <style:style style:name="WW-Title12345678910111213141516171819202122232425262728293031323334353637383940414243444546474849505152535455" style:family="paragraph">
      <style:paragraph-properties style:text-autospace="none"/>
      <style:text-properties style:letter-kerning="true"/>
    </style:style>
    <style:style style:name="WW-Heading1234" style:family="paragraph" style:parent-style-name="Standard">
      <style:paragraph-properties fo:margin-top="0.1654in" fo:margin-bottom="0.0827in"/>
    </style:style>
    <style:style style:name="WW-Title1234567891011121314151617181920212223242526272829303132333435363738394041424344454647484950515253545556" style:family="paragraph">
      <style:paragraph-properties fo:margin="100%" fo:margin-left="0in" fo:margin-right="0in" fo:margin-top="0in" fo:margin-bottom="0.1965in" style:line-height-at-least="0.139in" fo:text-align="start" style:justify-single-word="false" fo:text-indent="0in" style:auto-text-indent="false" style:text-autospace="none"/>
      <style:text-properties fo:color="#1d315b" style:text-outline="false" style:text-line-through-style="none" style:font-name="Lohit Hindi" fo:font-size="18pt" fo:letter-spacing="normal" fo:font-style="normal" fo:text-shadow="none" style:text-underline-style="none" fo:font-weight="bold" style:letter-kerning="true" style:font-name-asian="Lohit Hindi" style:font-size-asian="18pt" style:font-style-asian="normal" style:font-weight-asian="bold" style:font-name-complex="Lohit Hindi" style:font-size-complex="18pt" style:font-style-complex="normal" style:font-weight-complex="bold" style:text-emphasize="none" style:text-overline-style="none" style:text-overline-color="font-color"/>
    </style:style>
    <style:style style:name="WW-Title123456789101112131415161718192021222324252627282930313233343536373839404142434445464748495051525354555657" style:family="paragraph" style:parent-style-name="WW-Title1234567891011121314151617181920212223242526272829303132333435363738394041424344454647484950515253545556">
      <style:paragraph-properties fo:margin-top="0in" fo:margin-bottom="0.1575in"/>
      <style:text-properties fo:font-size="16pt" fo:font-weight="normal" style:font-size-asian="16pt" style:font-weight-asian="normal" style:font-size-complex="16pt" style:font-weight-complex="normal"/>
    </style:style>
    <style:style style:name="WW-Title12345678910111213141516171819202122232425262728293031323334353637383940414243444546474849505152535455565758" style:family="paragraph" style:parent-style-name="WW-Title123456789101112131415161718192021222324252627282930313233343536373839404142434445464748495051525354555657">
      <style:paragraph-properties fo:margin-top="0in" fo:margin-bottom="0.1181in"/>
      <style:text-properties fo:font-size="15pt" style:font-size-asian="15pt" style:font-size-complex="15pt"/>
    </style:style>
    <style:style style:name="WW-Title1234567891011121314151617181920212223242526272829303132333435363738394041424344454647484950515253545556575859" style:family="paragraph" style:parent-style-name="WW-Title12345678910111213141516171819202122232425262728293031323334353637383940414243444546474849505152535455565758">
      <style:paragraph-properties fo:margin-top="0in" fo:margin-bottom="0.0783in"/>
      <style:text-properties fo:color="#ffffff" fo:font-size="20pt" style:font-size-asian="20pt" style:font-size-complex="20pt"/>
    </style:style>
    <style:style style:name="WW-Title123456789101112131415161718192021222324252627282930313233343536373839404142434445464748495051525354555657585960" style:family="paragraph" style:parent-style-name="WW-Title1234567891011121314151617181920212223242526272829303132333435363738394041424344454647484950515253545556575859">
      <style:paragraph-properties fo:margin-top="0in" fo:margin-bottom="0.0398in"/>
    </style:style>
    <style:style style:name="WW-Title12345678910111213141516171819202122232425262728293031323334353637383940414243444546474849505152535455565758596061" style:family="paragraph" style:parent-style-name="WW-Title123456789101112131415161718192021222324252627282930313233343536373839404142434445464748495051525354555657585960"/>
    <style:style style:name="WW-Title1234567891011121314151617181920212223242526272829303132333435363738394041424344454647484950515253545556575859606162" style:family="paragraph" style:parent-style-name="WW-Title12345678910111213141516171819202122232425262728293031323334353637383940414243444546474849505152535455565758596061"/>
    <style:style style:name="WW-Title123456789101112131415161718192021222324252627282930313233343536373839404142434445464748495051525354555657585960616263" style:family="paragraph" style:parent-style-name="WW-Title1234567891011121314151617181920212223242526272829303132333435363738394041424344454647484950515253545556575859606162"/>
    <style:style style:name="WW-Title12345678910111213141516171819202122232425262728293031323334353637383940414243444546474849505152535455565758596061626364" style:family="paragraph" style:parent-style-name="WW-Title123456789101112131415161718192021222324252627282930313233343536373839404142434445464748495051525354555657585960616263"/>
    <style:style style:name="WW-Title1234567891011121314151617181920212223242526272829303132333435363738394041424344454647484950515253545556575859606162636465" style:family="paragraph">
      <style:paragraph-properties style:line-height-at-least="0.139in" fo:text-align="start" style:justify-single-word="false" style:text-autospace="none"/>
      <style:text-properties fo:color="#1d315b" style:text-outline="false" style:text-line-through-style="none" style:font-name="Lohit Hindi" fo:font-size="24pt" fo:letter-spacing="normal" fo:font-style="normal" fo:text-shadow="none" style:text-underline-style="none" fo:font-weight="normal" style:letter-kerning="true" style:font-name-asian="Lohit Hindi" style:font-size-asian="24pt" style:font-style-asian="normal" style:font-weight-asian="normal" style:font-name-complex="Lohit Hindi" style:font-size-complex="24pt" style:font-style-complex="normal" style:font-weight-complex="normal" style:text-emphasize="none" style:text-overline-style="none" style:text-overline-color="font-color"/>
    </style:style>
    <style:style style:name="WW-Title123456789101112131415161718192021222324252627282930313233343536373839404142434445464748495051525354555657585960616263646566" style:family="paragraph">
      <style:paragraph-properties fo:margin="100%"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WW-Title12345678910111213141516171819202122232425262728293031323334353637383940414243444546474849505152535455565758596061626364656667" style:family="paragraph">
      <style:paragraph-properties fo:margin="100%"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Lohit Hindi" fo:font-size="23.5pt" fo:font-style="normal" fo:text-shadow="none" style:text-underline-style="none" fo:font-weight="normal" style:letter-kerning="true" style:font-name-asian="Lohit Hindi" style:font-size-asian="23.5pt" style:font-style-asian="normal" style:font-weight-asian="normal" style:font-name-complex="Lohit Hindi" style:font-size-complex="23.5pt" style:font-style-complex="normal" style:font-weight-complex="normal" style:text-emphasize="none" style:text-overline-style="none" style:text-overline-color="font-color"/>
    </style:style>
    <style:style style:name="WW-Title1234567891011121314151617181920212223242526272829303132333435363738394041424344454647484950515253545556575859606162636465666768" style:family="paragraph">
      <style:paragraph-properties style:text-autospace="none"/>
      <style:text-properties style:letter-kerning="true"/>
    </style:style>
    <style:style style:name="WW-Title123456789101112131415161718192021222324252627282930313233343536373839404142434445464748495051525354555657585960616263646566676869" style:family="paragraph">
      <style:paragraph-properties style:text-autospace="none"/>
      <style:text-properties style:letter-kerning="tru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rkart Voss</meta:initial-creator>
    <meta:creation-date>2015-08-28T09:38:27</meta:creation-date>
    <dc:date>2015-08-28T14:40:39</dc:date>
    <dc:creator>Burkart Voss</dc:creator>
    <meta:editing-duration>PT54M46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4" meta:paragraph-count="108" meta:word-count="712" meta:character-count="4009" meta:non-whitespace-character-count="3336"/>
  </office:meta>
</office:document-meta>
</file>